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FreeSans1" svg:font-family="FreeSans" style:font-family-generic="swiss"/>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paragraph-properties fo:text-align="start" style:justify-single-word="false"/>
      <style:text-properties style:font-name="Arial" officeooo:rsid="000dc914" officeooo:paragraph-rsid="000dc914"/>
    </style:style>
    <style:style style:name="P2" style:family="paragraph" style:parent-style-name="Preformatted_20_Text">
      <style:paragraph-properties fo:text-align="start" style:justify-single-word="false"/>
      <style:text-properties style:font-name="Arial" fo:font-style="italic" fo:font-weight="bold" officeooo:rsid="000dc914" officeooo:paragraph-rsid="000dc914" style:font-style-asian="italic" style:font-weight-asian="bold" style:font-style-complex="italic" style:font-weight-complex="bold"/>
    </style:style>
    <style:style style:name="P3" style:family="paragraph" style:parent-style-name="Preformatted_20_Text">
      <style:paragraph-properties fo:text-align="start" style:justify-single-word="false"/>
      <style:text-properties style:font-name="Arial" fo:font-style="italic" fo:font-weight="bold" officeooo:rsid="000ecbcd" officeooo:paragraph-rsid="000ecbcd" style:font-style-asian="italic" style:font-weight-asian="bold" style:font-style-complex="italic" style:font-weight-complex="bold"/>
    </style:style>
    <style:style style:name="P4" style:family="paragraph" style:parent-style-name="Preformatted_20_Text">
      <style:paragraph-properties fo:text-align="center" style:justify-single-word="false"/>
      <style:text-properties style:font-name="Arial" fo:font-style="italic" fo:font-weight="bold" officeooo:rsid="0011e56e" officeooo:paragraph-rsid="0011e56e" style:font-style-asian="italic" style:font-weight-asian="bold" style:font-style-complex="italic" style:font-weight-complex="bold"/>
    </style:style>
    <style:style style:name="P5" style:family="paragraph" style:parent-style-name="Preformatted_20_Text">
      <style:paragraph-properties fo:text-align="start" style:justify-single-word="false"/>
      <style:text-properties style:font-name="Arial" officeooo:rsid="000ecbcd" officeooo:paragraph-rsid="000ecbcd"/>
    </style:style>
    <style:style style:name="P6" style:family="paragraph" style:parent-style-name="Preformatted_20_Text">
      <style:paragraph-properties fo:text-align="start" style:justify-single-word="false"/>
      <style:text-properties style:font-name="Arial" fo:font-weight="bold" officeooo:rsid="000ecbcd" officeooo:paragraph-rsid="000ecbcd" style:font-weight-asian="bold" style:font-weight-complex="bold"/>
    </style:style>
    <style:style style:name="P7" style:family="paragraph" style:parent-style-name="Preformatted_20_Text">
      <style:paragraph-properties fo:text-align="start" style:justify-single-word="false"/>
      <style:text-properties style:font-name="Arial" officeooo:rsid="001074bf" officeooo:paragraph-rsid="001074bf"/>
    </style:style>
    <style:style style:name="P8" style:family="paragraph" style:parent-style-name="Preformatted_20_Text">
      <style:paragraph-properties fo:text-align="justify" style:justify-single-word="false"/>
      <style:text-properties style:font-name="Arial" fo:font-weight="normal" officeooo:rsid="001074bf" officeooo:paragraph-rsid="00132211" style:font-weight-asian="normal" style:font-weight-complex="normal"/>
    </style:style>
    <style:style style:name="P9" style:family="paragraph" style:parent-style-name="Preformatted_20_Text">
      <style:paragraph-properties fo:text-align="justify" style:justify-single-word="false"/>
      <style:text-properties style:font-name="Arial" fo:font-weight="normal" officeooo:rsid="00132211" officeooo:paragraph-rsid="00132211" style:font-weight-asian="normal" style:font-weight-complex="normal"/>
    </style:style>
    <style:style style:name="P10" style:family="paragraph" style:parent-style-name="Preformatted_20_Text">
      <style:paragraph-properties fo:text-align="start" style:justify-single-word="false"/>
      <style:text-properties style:font-name="Courier 10 Pitch" officeooo:rsid="000dc914" officeooo:paragraph-rsid="000dc914"/>
    </style:style>
    <style:style style:name="P11" style:family="paragraph" style:parent-style-name="Preformatted_20_Text">
      <style:paragraph-properties fo:text-align="justify" style:justify-single-word="false"/>
      <style:text-properties style:font-name="Arial" officeooo:rsid="0017c3cd" officeooo:paragraph-rsid="0017c3cd"/>
    </style:style>
    <style:style style:name="P12" style:family="paragraph" style:parent-style-name="Preformatted_20_Text">
      <style:paragraph-properties fo:text-align="start" style:justify-single-word="false"/>
      <style:text-properties style:font-name="Arial" officeooo:rsid="000ecbcd" officeooo:paragraph-rsid="000ecbcd"/>
    </style:style>
    <style:style style:name="P13" style:family="paragraph" style:parent-style-name="Preformatted_20_Text">
      <style:paragraph-properties fo:text-align="justify" style:justify-single-word="false"/>
      <style:text-properties style:font-name="Arial" fo:font-weight="normal" officeooo:rsid="00188d5c" officeooo:paragraph-rsid="00188d5c" style:font-weight-asian="normal" style:font-weight-complex="normal"/>
    </style:style>
    <style:style style:name="P14" style:family="paragraph" style:parent-style-name="Preformatted_20_Text">
      <style:paragraph-properties fo:text-align="start" style:justify-single-word="false"/>
      <style:text-properties style:font-name="Arial" fo:font-weight="normal" officeooo:rsid="00188d5c" officeooo:paragraph-rsid="00188d5c" style:font-weight-asian="normal" style:font-weight-complex="normal"/>
    </style:style>
    <style:style style:name="P15" style:family="paragraph" style:parent-style-name="Preformatted_20_Text">
      <style:paragraph-properties fo:text-align="justify" style:justify-single-word="false"/>
      <style:text-properties style:font-name="Arial" officeooo:rsid="0017c3cd" officeooo:paragraph-rsid="0017c3cd"/>
    </style:style>
    <style:style style:name="P16" style:family="paragraph" style:parent-style-name="Preformatted_20_Text">
      <style:paragraph-properties fo:text-align="start" style:justify-single-word="false"/>
      <style:text-properties style:font-name="Arial" fo:font-weight="normal" officeooo:rsid="00188d5c" officeooo:paragraph-rsid="00188d5c" style:font-weight-asian="normal" style:font-weight-complex="normal"/>
    </style:style>
    <style:style style:name="T1" style:family="text">
      <style:text-properties fo:font-weight="bold" style:font-weight-asian="bold" style:font-weight-complex="bold"/>
    </style:style>
    <style:style style:name="T2" style:family="text">
      <style:text-properties fo:font-weight="bold" officeooo:rsid="00132211" style:font-weight-asian="bold" style:font-weight-complex="bold"/>
    </style:style>
    <style:style style:name="T3" style:family="text">
      <style:text-properties fo:font-weight="bold" officeooo:rsid="00188d5c" style:font-weight-asian="bold" style:font-weight-complex="bold"/>
    </style:style>
    <style:style style:name="T4" style:family="text">
      <style:text-properties officeooo:rsid="001374fd"/>
    </style:style>
    <style:style style:name="T5" style:family="text">
      <style:text-properties officeooo:rsid="0017c3cd"/>
    </style:style>
    <style:style style:name="T6" style:family="text">
      <style:text-properties style:font-name="Courier 10 Pitch"/>
    </style:style>
    <style:style style:name="T7" style:family="text">
      <style:text-properties officeooo:rsid="00188d5c"/>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Manuel d’utilisation du <text:span text:style-name="T5">site web</text:span></text:p>
      <text:p text:style-name="P2"/>
      <text:p text:style-name="P2"/>
      <text:p text:style-name="P2"/>
      <text:p text:style-name="P2">1. Introduction <text:span text:style-name="T5">au site web</text:span></text:p>
      <text:p text:style-name="P1"/>
      <text:p text:style-name="P11">Ce site Internet a été créé en parallèle du bot Billy. A la fin du projet, il accueillera le bot et l’utilisateur utilisera celui-ci pour discuter avec Billy. Ce site est développé en HTML5 / CSS3 / JavaScript.</text:p>
      <text:p text:style-name="P1"/>
      <text:p text:style-name="P2">2. Comment <text:span text:style-name="T5">lancer le site web en local</text:span> ?</text:p>
      <text:p text:style-name="P1"/>
      <text:p text:style-name="P11">Comme nous ne disposons pas encore d’hébergeurs, il faudra lancer le site Internet en local. Pour cela, ouvrir un terminal de commande et se placer dans le répertoire du site internet puis lancer la commande suivante : <text:span text:style-name="T6">python -m SimpleHTTPServer 8080</text:span></text:p>
      <text:p text:style-name="P11"><text:span text:style-name="T6"/></text:p>
      <text:p text:style-name="P11">La console doit répondre :<text:span text:style-name="T6"> Serving HTTP on 0.0.0.0 port 8080 …</text:span></text:p>
      <text:p text:style-name="P11"><text:span text:style-name="T6"/></text:p>
      <text:p text:style-name="P11">Enfin, il faut lancer un navigateur quelconque puis entrer dans la barre d’adresse URL : <text:span text:style-name="T6">localhost:8080</text:span></text:p>
      <text:p text:style-name="P10"/>
      <text:p text:style-name="P3">3. <text:span text:style-name="T7">Utilisation du site web</text:span></text:p>
      <text:p text:style-name="P5"/>
      <text:p text:style-name="P6"><text:tab/>3.1. <text:span text:style-name="T7">Changer le thème</text:span></text:p>
      <text:p text:style-name="P5"/>
      <text:p text:style-name="P13">Plusieurs thèmes sont disponibles sur le site si vous souhaitez changer les couleurs. Pour cela, cliquer sur le bouton de menu situé en haut à gauche puis choisir le thème dans le menu déroulant. Pour l’instant, ne pas se fier au lorem ipsum situé en dessous de « How to use the bot ». Plus tard, ce sera ici que sera la documentation du site et du bot.</text:p>
      <text:p text:style-name="P7"/>
      <text:p text:style-name="P7"><text:tab/><text:span text:style-name="T1">3.2. </text:span><text:span text:style-name="T3">Parler avec le bot et simuler une réponse</text:span></text:p>
      <text:p text:style-name="P14"/>
      <text:p text:style-name="P14">L’utilisateur peut utiliser la fenêtre de chat pour entrer une question. Comme le bot n’est pas implémenté, aucune réponse n’est présente. Toutefois, vous pouvez simuler une réponse en utilisant la console de développement intégré à chaque navigateur. </text:p>
      <text:p text:style-name="P14"/>
      <text:p text:style-name="P14">Pour cela, sur le site, appuyer sur F12 puis choisir la console. Enfin, entrer la fonction suivante : <text:span text:style-name="T6">displayBotResponse("La_Reponse_Du_Bot")</text:span></text:p>
      <text:p text:style-name="P14"><text:span text:style-name="T6"/></text:p>
      <text:p text:style-name="P14">Attention, le bot ne peut répondre uniquement s’il y a une question de l’utilisateur qui a été posé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FreeSans1" svg:font-family="FreeSans" style:font-family-generic="swiss"/>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7-05-08T14:15:44.678751904</dc:date>
    <meta:editing-duration>PT27M53S</meta:editing-duration>
    <meta:editing-cycles>7</meta:editing-cycles>
    <meta:document-statistic meta:table-count="0" meta:image-count="0" meta:object-count="0" meta:page-count="1" meta:paragraph-count="14" meta:word-count="286" meta:character-count="1666" meta:non-whitespace-character-count="1391"/>
  </office:meta>
</office:document-meta>
</file>